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3" style:family="table">
      <style:table-properties style:width="14.446cm" fo:margin-left="1.272cm" table:align="left"/>
    </style:style>
    <style:style style:name="Tabella3.A" style:family="table-column">
      <style:table-column-properties style:column-width="5.237cm"/>
    </style:style>
    <style:style style:name="Tabella3.B" style:family="table-column">
      <style:table-column-properties style:column-width="9.209cm"/>
    </style:style>
    <style:style style:name="Tabella3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3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3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3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" style:family="table">
      <style:table-properties style:width="14.446cm" fo:margin-left="1.272cm" table:align="left"/>
    </style:style>
    <style:style style:name="Tabella4.A" style:family="table-column">
      <style:table-column-properties style:column-width="4.919cm"/>
    </style:style>
    <style:style style:name="Tabella4.B" style:family="table-column">
      <style:table-column-properties style:column-width="9.527cm"/>
    </style:style>
    <style:style style:name="Tabella4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4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4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4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 style:writing-mode="lr-tb">
        <style:background-image/>
      </style:table-cell-properties>
    </style:style>
    <style:style style:name="Tabella4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 style:writing-mode="lr-tb"/>
    </style:style>
    <style:style style:name="Tabella5" style:family="table">
      <style:table-properties style:width="14.923cm" fo:margin-left="1.258cm" table:align="left"/>
    </style:style>
    <style:style style:name="Tabella5.A" style:family="table-column">
      <style:table-column-properties style:column-width="3.332cm"/>
    </style:style>
    <style:style style:name="Tabella5.B" style:family="table-column">
      <style:table-column-properties style:column-width="4.699cm"/>
    </style:style>
    <style:style style:name="Tabella5.C" style:family="table-column">
      <style:table-column-properties style:column-width="6.892cm"/>
    </style:style>
    <style:style style:name="Tabella5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6" style:family="table">
      <style:table-properties style:width="17.639cm" fo:margin-left="-0.568cm" table:align="left"/>
    </style:style>
    <style:style style:name="Tabella6.A" style:family="table-column">
      <style:table-column-properties style:column-width="5.801cm"/>
    </style:style>
    <style:style style:name="Tabella6.B" style:family="table-column">
      <style:table-column-properties style:column-width="1.764cm"/>
    </style:style>
    <style:style style:name="Tabella6.C" style:family="table-column">
      <style:table-column-properties style:column-width="6.105cm"/>
    </style:style>
    <style:style style:name="Tabella6.D" style:family="table-column">
      <style:table-column-properties style:column-width="3.969cm"/>
    </style:style>
    <style:style style:name="Tabella6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6.2" style:family="table-row">
      <style:table-row-properties style:min-row-height="2.417cm" style:use-optimal-row-height="false"/>
    </style:style>
    <style:style style:name="Tabella6.A2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6.3" style:family="table-row">
      <style:table-row-properties style:min-row-height="2.879cm" style:use-optimal-row-height="false"/>
    </style:style>
    <style:style style:name="Tabella6.4" style:family="table-row">
      <style:table-row-properties style:min-row-height="2.6cm" style:use-optimal-row-height="false"/>
    </style:style>
    <style:style style:name="Tabella6.5" style:family="table-row">
      <style:table-row-properties style:min-row-height="4.293cm" style:use-optimal-row-height="false"/>
    </style:style>
    <style:style style:name="Tabella6.7" style:family="table-row">
      <style:table-row-properties style:min-row-height="3.515cm"/>
    </style:style>
    <style:style style:name="Tabella6.8" style:family="table-row">
      <style:table-row-properties style:min-row-height="1.166cm"/>
    </style:style>
    <style:style style:name="Tabella6.10" style:family="table-row">
      <style:table-row-properties style:min-row-height="2.808cm" style:use-optimal-row-height="false"/>
    </style:style>
    <style:style style:name="Tabella6.11" style:family="table-row">
      <style:table-row-properties style:min-row-height="0.208cm" style:use-optimal-row-height="false"/>
    </style:style>
    <style:style style:name="Tabella6.12" style:family="table-row">
      <style:table-row-properties style:min-row-height="0.744cm" style:use-optimal-row-height="false"/>
    </style:style>
    <style:style style:name="Tabella7" style:family="table">
      <style:table-properties style:width="14.296cm" fo:margin-left="-0.203cm" table:align="left"/>
    </style:style>
    <style:style style:name="Tabella7.A" style:family="table-column">
      <style:table-column-properties style:column-width="6.941cm"/>
    </style:style>
    <style:style style:name="Tabella7.B" style:family="table-column">
      <style:table-column-properties style:column-width="2cm"/>
    </style:style>
    <style:style style:name="Tabella7.C" style:family="table-column">
      <style:table-column-properties style:column-width="5.355cm"/>
    </style:style>
    <style:style style:name="Tabella7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7.3" style:family="table-row">
      <style:table-row-properties style:min-row-height="2.182cm" style:use-optimal-row-height="false"/>
    </style:style>
    <style:style style:name="Tabella7.A3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7.5" style:family="table-row">
      <style:table-row-properties style:min-row-height="1.757cm" style:use-optimal-row-height="false"/>
    </style:style>
    <style:style style:name="Tabella7.8" style:family="table-row">
      <style:table-row-properties style:min-row-height="1.665cm" style:use-optimal-row-height="false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>
      <style:text-properties fo:color="#000000" style:font-name="Times" fo:language="it" fo:country="IT" fo:font-style="italic" style:font-style-asian="italic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it" fo:country="IT" fo:font-style="italic" fo:font-weight="bold" style:font-name-asian="Arial" style:font-size-asian="10pt" style:language-asian="en" style:country-asian="US" style:font-style-asian="italic" style:font-weight-asian="bold" style:font-name-complex="Arial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InfoBlue">
      <style:text-properties fo:color="#000000"/>
    </style:style>
    <style:style style:name="P10" style:family="paragraph" style:parent-style-name="InfoBlue">
      <style:text-properties fo:color="#000000" fo:language="it" fo:country="IT"/>
    </style:style>
    <style:style style:name="P11" style:family="paragraph" style:parent-style-name="InfoBlue">
      <style:text-properties fo:color="#000000" fo:language="it" fo:country="IT" officeooo:paragraph-rsid="0012d21e"/>
    </style:style>
    <style:style style:name="P12" style:family="paragraph" style:parent-style-name="InfoBlue">
      <style:text-properties fo:language="it" fo:country="IT"/>
    </style:style>
    <style:style style:name="P13" style:family="paragraph" style:parent-style-name="InfoBlue">
      <style:text-properties style:font-name="Arial" fo:font-size="9pt" fo:language="it" fo:country="IT" fo:font-weight="bold" style:font-name-asian="Arial" style:font-size-asian="9pt" style:language-asian="en" style:country-asian="US" style:font-weight-asian="bold" style:font-name-complex="Arial" style:font-size-complex="9pt"/>
    </style:style>
    <style:style style:name="P14" style:family="paragraph" style:parent-style-name="InfoBlue">
      <style:text-properties style:font-name="Arial" fo:font-size="9pt" fo:language="it" fo:country="I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P15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language="it" fo:country="IT"/>
    </style:style>
    <style:style style:name="P16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fo:language="it" fo:country="IT"/>
    </style:style>
    <style:style style:name="P17" style:family="paragraph" style:parent-style-name="Text_20_body">
      <style:text-properties fo:language="it" fo:country="IT"/>
    </style:style>
    <style:style style:name="P18" style:family="paragraph" style:parent-style-name="Text_20_body">
      <style:text-properties fo:color="#000000" style:font-name="Times" fo:language="it" fo:country="IT" fo:font-style="italic" style:font-style-asian="italic"/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fo:font-weight="bold" officeooo:paragraph-rsid="000f04bc" style:font-style-asian="italic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officeooo:paragraph-rsid="000f04bc" style:font-style-asian="italic"/>
    </style:style>
    <style:style style:name="P26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Preformatted_20_Text">
      <style:paragraph-properties style:snap-to-layout-grid="false"/>
    </style:style>
    <style:style style:name="P28" style:family="paragraph" style:parent-style-name="Preformatted_20_Text">
      <style:paragraph-properties style:snap-to-layout-grid="false"/>
      <style:text-properties fo:language="it" fo:country="IT"/>
    </style:style>
    <style:style style:name="P29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/>
    </style:style>
    <style:style style:name="P30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 style:font-name-complex="Times New Roman"/>
    </style:style>
    <style:style style:name="P3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officeooo:rsid="001321ac" officeooo:paragraph-rsid="001321ac" style:font-style-asian="italic"/>
    </style:style>
    <style:style style:name="P3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fo:font-weight="bold" officeooo:rsid="001321ac" officeooo:paragraph-rsid="001321ac" style:font-style-asian="italic" style:font-weight-asian="bold" style:font-weight-complex="bold"/>
    </style:style>
    <style:style style:name="P33" style:family="paragraph" style:parent-style-name="Heading_20_2">
      <style:text-properties fo:language="it" fo:country="IT" officeooo:paragraph-rsid="00120c01"/>
    </style:style>
    <style:style style:name="P34" style:family="paragraph" style:parent-style-name="Heading_20_2">
      <style:text-properties fo:color="#000000" style:font-name="Times" fo:language="it" fo:country="IT" fo:font-style="italic" style:font-style-asian="italic"/>
    </style:style>
    <style:style style:name="P35" style:family="paragraph" style:parent-style-name="Heading_20_2" style:list-style-name="WWNum1" style:master-page-name="">
      <style:paragraph-properties fo:margin-left="0cm" fo:margin-right="0cm" fo:margin-top="0.212cm" fo:margin-bottom="0.106cm" loext:contextual-spacing="false" style:line-height-at-least="0.423cm" fo:hyphenation-ladder-count="no-limit" fo:text-indent="0cm" style:auto-text-indent="false" style:page-number="auto" fo:keep-with-next="always">
        <style:tab-stops/>
      </style:paragraph-properties>
      <style:text-properties style:font-name="Arial" fo:font-size="9pt" fo:language="it" fo:country="IT" fo:font-weight="bold" officeooo:rsid="00120c01" officeooo:paragraph-rsid="00120c01" style:font-name-asian="Arial" style:font-size-asian="9pt" style:language-asian="en" style:country-asian="US" style:font-weight-asian="bold" style:font-name-complex="Arial" style:font-size-complex="9pt" fo:hyphenate="false"/>
    </style:style>
    <style:style style:name="P36" style:family="paragraph" style:parent-style-name="Heading_20_2" style:list-style-name="WWNum1">
      <style:paragraph-properties fo:margin-left="0cm" fo:margin-right="0cm" fo:text-indent="0cm" style:auto-text-indent="false"/>
      <style:text-properties fo:language="it" fo:country="IT"/>
    </style:style>
    <style:style style:name="P37" style:family="paragraph" style:parent-style-name="Heading_20_2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38" style:family="paragraph" style:parent-style-name="Heading_20_2" style:master-page-name="">
      <style:paragraph-properties fo:margin-left="1.3cm" fo:margin-right="0cm" fo:margin-top="0.212cm" fo:margin-bottom="0.106cm" loext:contextual-spacing="false" style:line-height-at-least="0.423cm" fo:hyphenation-ladder-count="no-limit" fo:text-indent="-1.3cm" style:auto-text-indent="false" style:page-number="auto" fo:keep-with-next="always">
        <style:tab-stops/>
      </style:paragraph-properties>
      <style:text-properties fo:hyphenate="false"/>
    </style:style>
    <style:style style:name="P39" style:family="paragraph" style:parent-style-name="Heading_20_9" style:list-style-name="">
      <style:text-properties style:font-name="Arial" fo:font-size="10pt" fo:language="it" fo:country="IT" fo:font-weight="bold" style:font-name-asian="Arial" style:font-size-asian="10pt" style:language-asian="en" style:country-asian="US" style:font-weight-asian="bold" style:font-name-complex="Arial"/>
    </style:style>
    <style:style style:name="P40" style:family="paragraph" style:parent-style-name="Heading_20_9">
      <style:text-properties style:font-name="Arial" fo:font-size="10pt" fo:language="it" fo:country="IT" fo:font-style="italic" fo:font-weight="bold" officeooo:rsid="00120c01" officeooo:paragraph-rsid="00120c01" style:font-name-asian="Arial" style:font-size-asian="10pt" style:language-asian="en" style:country-asian="US" style:font-style-asian="italic" style:font-weight-asian="bold" style:font-name-complex="Arial"/>
    </style:style>
    <style:style style:name="P41" style:family="paragraph" style:parent-style-name="Heading_20_9" style:master-page-name="">
      <style:paragraph-properties fo:margin-left="0cm" fo:margin-right="0cm" fo:margin-top="0.423cm" fo:margin-bottom="0.106cm" loext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style="italic" fo:font-weight="bold" officeooo:paragraph-rsid="0012d21e" style:font-name-asian="Arial" style:font-size-asian="10pt" style:language-asian="en" style:country-asian="US" style:font-style-asian="italic" style:font-weight-asian="bold" style:font-name-complex="Arial" fo:hyphenate="false"/>
    </style:style>
    <style:style style:name="P42" style:family="paragraph" style:parent-style-name="Heading_20_9" style:master-page-name="">
      <style:paragraph-properties fo:margin-left="0cm" fo:margin-right="0cm" fo:margin-top="0.423cm" fo:margin-bottom="0.106cm" loext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style="italic" fo:font-weight="bold" officeooo:rsid="00120c01" officeooo:paragraph-rsid="0012d21e" style:font-name-asian="Arial" style:font-size-asian="10pt" style:language-asian="en" style:country-asian="US" style:font-style-asian="italic" style:font-weight-asian="bold" style:font-name-complex="Arial" fo:hyphenate="false"/>
    </style:style>
    <style:style style:name="P43" style:family="paragraph" style:parent-style-name="Heading_20_9" style:master-page-name="">
      <style:paragraph-properties fo:margin-left="0cm" fo:margin-right="0cm" fo:margin-top="0.423cm" fo:margin-bottom="0.106cm" loext:contextual-spacing="false" style:line-height-at-least="0.423cm" fo:hyphenation-ladder-count="no-limit" fo:text-indent="-0.6cm" style:auto-text-indent="false" style:page-number="auto">
        <style:tab-stops>
          <style:tab-stop style:position="0.025cm"/>
        </style:tab-stops>
      </style:paragraph-properties>
      <style:text-properties style:font-name="Arial" fo:font-size="10pt" fo:language="it" fo:country="IT" fo:font-style="italic" fo:font-weight="bold" officeooo:rsid="00120c01" officeooo:paragraph-rsid="00120c01" style:font-name-asian="Arial" style:font-size-asian="10pt" style:language-asian="en" style:country-asian="US" style:font-style-asian="italic" style:font-weight-asian="bold" style:font-name-complex="Arial" fo:hyphenate="false"/>
    </style:style>
    <style:style style:name="P44" style:family="paragraph" style:parent-style-name="Heading_20_9" style:master-page-name="">
      <style:paragraph-properties fo:margin-left="0cm" fo:margin-right="0cm" fo:margin-top="0.423cm" fo:margin-bottom="0.106cm" loext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weight="bold" style:font-name-asian="Arial" style:font-size-asian="10pt" style:language-asian="en" style:country-asian="US" style:font-weight-asian="bold" style:font-name-complex="Arial" fo:hyphenate="false"/>
    </style:style>
    <style:style style:name="P45" style:family="paragraph" style:parent-style-name="Heading_20_9">
      <style:paragraph-properties fo:margin-left="0cm" fo:margin-right="0cm" fo:margin-top="0.423cm" fo:margin-bottom="0.106cm" loext:contextual-spacing="false" style:line-height-at-least="0.423cm" fo:hyphenation-ladder-count="no-limit" fo:text-indent="-0.6cm" style:auto-text-indent="false"/>
      <style:text-properties officeooo:paragraph-rsid="0012d21e" fo:hyphenate="false"/>
    </style:style>
    <style:style style:name="P46" style:family="paragraph" style:parent-style-name="InfoBlue">
      <style:text-properties fo:color="#000000" fo:language="it" fo:country="IT"/>
    </style:style>
    <style:style style:name="P47" style:family="paragraph" style:parent-style-name="InfoBlue">
      <style:text-properties fo:color="#000000" fo:language="it" fo:country="IT" officeooo:rsid="001321ac" officeooo:paragraph-rsid="001321ac"/>
    </style:style>
    <style:style style:name="T1" style:family="text">
      <style:text-properties officeooo:rsid="000f04bc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T5" style:family="text">
      <style:text-properties fo:color="#000000" style:font-name="Times" fo:language="it" fo:country="IT" fo:font-style="italic" style:font-style-asian="italic" style:font-name-complex="Times New Roman"/>
    </style:style>
    <style:style style:name="T6" style:family="text">
      <style:text-properties fo:color="#000000" style:font-name="Times" fo:language="it" fo:country="IT" fo:font-style="italic" officeooo:rsid="0010e2fa" style:font-style-asian="italic" style:font-name-complex="Times New Roman"/>
    </style:style>
    <style:style style:name="T7" style:family="text">
      <style:text-properties fo:color="#000000" style:font-name="Arial" fo:font-size="9pt" fo:language="it" fo:country="IT" fo:font-style="italic" fo:font-weight="bold" style:font-name-asian="Arial" style:font-size-asian="9pt" style:language-asian="en" style:country-asian="US" style:font-style-asian="italic" style:font-weight-asian="bold" style:font-name-complex="Arial" style:font-size-complex="9pt"/>
    </style:style>
    <style:style style:name="T8" style:family="text">
      <style:text-properties fo:color="#000000" style:font-name="Arial" fo:font-size="9pt" fo:language="it" fo:country="IT" fo:font-style="italic" fo:font-weight="bold" officeooo:rsid="00120c01" style:font-name-asian="Arial" style:font-size-asian="9pt" style:language-asian="en" style:country-asian="US" style:font-style-asian="italic" style:font-weight-asian="bold" style:font-name-complex="Arial" style:font-size-complex="9pt"/>
    </style:style>
    <style:style style:name="T9" style:family="text">
      <style:text-properties fo:color="#000000" style:font-name="Arial" fo:font-size="10pt" fo:language="it" fo:country="IT" fo:font-style="italic" fo:font-weight="bold" officeooo:rsid="00120c01" style:font-name-asian="Arial" style:font-size-asian="10pt" style:language-asian="en" style:country-asian="US" style:font-style-asian="italic" style:font-weight-asian="bold" style:font-name-complex="Arial" style:font-size-complex="9pt"/>
    </style:style>
    <style:style style:name="T10" style:family="text">
      <style:text-properties officeooo:rsid="0010e2fa"/>
    </style:style>
    <style:style style:name="T11" style:family="text">
      <style:text-properties officeooo:rsid="00120c01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20c01" style:font-size-asian="9pt" style:font-size-complex="9pt"/>
    </style:style>
    <style:style style:name="T14" style:family="text">
      <style:text-properties style:font-name="Arial" fo:font-size="9pt" fo:language="it" fo:country="IT" fo:font-weight="bold" style:font-name-asian="Arial" style:font-size-asian="9pt" style:language-asian="en" style:country-asian="US" style:font-weight-asian="bold" style:font-name-complex="Arial" style:font-size-complex="9pt"/>
    </style:style>
    <style:style style:name="T15" style:family="text">
      <style:text-properties style:font-name="Arial" fo:font-size="9pt" fo:language="it" fo:country="I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T16" style:family="text">
      <style:text-properties style:font-name="Arial" fo:font-size="9pt" fo:font-weight="bold" style:font-name-asian="Arial" style:font-size-asian="9pt" style:language-asian="en" style:country-asian="US" style:font-weight-asian="bold" style:font-name-complex="Arial" style:font-size-complex="9pt"/>
    </style:style>
    <style:style style:name="T17" style:family="text">
      <style:text-properties style:font-name="Arial" fo:font-size="9p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T1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rfect Places</text:p>
      <text:p text:style-name="Heading"><text:span text:style-name="Car._20_predefinito_20_paragrafo"><text:span text:style-name="T2"><text:title>Vision</text:title></text:span></text:span></text:p>
      <text:p text:style-name="P5"/>
      <text:h text:style-name="P39" text:outline-level="9"><text:span text:style-name="T11">1. </text:span><text:bookmark-start text:name="_Toc436203377"/><text:bookmark-start text:name="_Toc452813577"/><text:bookmark-start text:name="_Toc456598586"/><text:bookmark-start text:name="_Toc456600917"/><text:bookmark-start text:name="_Toc512930904"/><text:bookmark-start text:name="_Toc20715754"/>Introdu<text:bookmark-end text:name="_Toc456598586"/><text:bookmark-end text:name="_Toc456600917"/><text:bookmark-end text:name="_Toc512930904"/><text:bookmark-end text:name="_Toc20715754"/>zione</text:h>
      <text:p text:style-name="P10">Il seguente elaborato è inserito nella documentazione a supporto del progetto Perfect Places, e fornisce una panoramica completa riguardo gli obiettivi di progetto, gli stakeholder del sistema, le esigenze da loro espresse e le features identificate nel corso dell'analisi e come esse hanno avuto riscontro nella progettazione del sistema.</text:p>
      <text:p text:style-name="P10">Perfect Places e un'applicazione prevalentemente Web, corredata da un'estensione che aggiunge funzionalità al sistema (per lo più di gestione) realizzata come Stand Alone.</text:p>
      <text:p text:style-name="P11">La piattaforma permette l'affitto di locazioni di seconde parti e la gestione delle proprie locazioni (visualizzazioni, inserimento, rimozione) da parte di soggetti utenti del sistema.</text:p>
      <text:h text:style-name="P41" text:outline-level="9" text:is-list-header="true"><text:span text:style-name="T11">2. </text:span><text:bookmark-start text:name="_Toc512930906"/><text:bookmark-start text:name="_Toc20715755"/>Posi<text:bookmark-end text:name="_Toc512930906"/><text:bookmark-end text:name="_Toc20715755"/><text:bookmark-end text:name="_Toc436203377"/><text:bookmark-end text:name="_Toc452813577"/>zionamento</text:h>
      <text:p text:style-name="P7"/>
      <text:p text:style-name="P33"><text:span text:style-name="T11"><text:s text:c="3"/></text:span><text:span text:style-name="T13">2.1 </text:span><text:bookmark-start text:name="_Toc20715756"/><text:bookmark-start text:name="_Toc512930907"/><text:bookmark-start text:name="_Toc452813579"/><text:bookmark-start text:name="_Toc436203379"/><text:span text:style-name="T12">D</text:span><text:bookmark-end text:name="_Toc20715756"/><text:bookmark-end text:name="_Toc512930907"/><text:bookmark-end text:name="_Toc452813579"/><text:bookmark-end text:name="_Toc436203379"/><text:span text:style-name="T12">efinizione Del Problema</text:span></text:p>
      <text:p text:style-name="P1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5">Il problema</text:p>
          </table:table-cell>
          <table:table-cell table:style-name="Tabella3.B1" office:value-type="string">
            <text:p text:style-name="P10">Trovare il proprio alloggio ideale, rispondente alle diverse esigenze di un utilizzatore, siano esse di lavoro o di piacere, confrontando prezzi e offerte nel minor tempo possibile, garantendo la flessibilità di cui l'utente ha bisogno</text:p>
          </table:table-cell>
        </table:table-row>
        <table:table-row>
          <table:table-cell table:style-name="Tabella3.A2" office:value-type="string">
            <text:p text:style-name="P15">Condiziona</text:p>
          </table:table-cell>
          <table:table-cell table:style-name="Tabella3.B2" office:value-type="string">
            <text:p text:style-name="P10">Le più disparate categorie di persone: locatori, viaggiatori, ciascuno con le proprie richieste e necessità, così come amministratori del sistema e ingegneri del software</text:p>
          </table:table-cell>
        </table:table-row>
        <table:table-row>
          <table:table-cell table:style-name="Tabella3.A2" office:value-type="string">
            <text:p text:style-name="P15">Il suo impatto</text:p>
          </table:table-cell>
          <table:table-cell table:style-name="Tabella3.B3" office:value-type="string">
            <text:p text:style-name="P10">Per un locatore la necessità di ottenere ricavi, allestendo una vetrina di presentazione per le proprietà che si desidera affittare; per un viaggiatore la possibilità di <text:s/>scegliere tra varie offerte quella per lui più accomodante nel modo più facile possibile</text:p>
          </table:table-cell>
        </table:table-row>
        <table:table-row>
          <table:table-cell table:style-name="Tabella3.A2" office:value-type="string">
            <text:p text:style-name="P16">Una soluzione efficace</text:p>
          </table:table-cell>
          <table:table-cell table:style-name="Tabella3.B4" office:value-type="string">
            <text:p text:style-name="P10">Offre un modo intelligente e versatile per creare un ponte per la comunicazione e lo scambio di informazione rapido tra i diversi utenti, in funzione dei ruoli che questi svolgono all'interno del sistema; il tutto con un'interfaccia user friendly, fortemente intuitiva che stimoli l'attenzione dell'utente e ne incentivi l'indirizzamento verso tale soluzione</text:p>
          </table:table-cell>
        </table:table-row>
      </table:table>
      <text:list xml:id="list8733687872929345077" text:style-name="WWNum1">
        <text:list-item>
          <text:list>
            <text:list-header>
              <text:p text:style-name="P35"><text:s text:c="5"/>2.2 <text:bookmark-start text:name="_Toc425054392"/><text:bookmark-start text:name="_Toc422186485"/><text:bookmark-start text:name="_Toc436203380"/><text:bookmark-start text:name="_Toc452813580"/><text:bookmark-start text:name="_Toc512930908"/><text:bookmark-start text:name="_Toc20715757"/>P<text:bookmark-end text:name="_Toc425054392"/><text:bookmark-end text:name="_Toc422186485"/><text:bookmark-end text:name="_Toc436203380"/><text:bookmark-end text:name="_Toc452813580"/><text:bookmark-end text:name="_Toc512930908"/><text:bookmark-end text:name="_Toc20715757"/>osizione Del Prodotto</text:p>
            </text:list-header>
          </text:list>
        </text:list-item>
      </text:list>
      <text:p text:style-name="P1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5">Per</text:p>
          </table:table-cell>
          <table:table-cell table:style-name="Tabella4.B1" office:value-type="string">
            <text:p text:style-name="P10">Compagnie di booking o di viaggio, in generale chiunque, entità o singolo, sia in grado di mettere a disposizione sistemazioni temporanee a pagamento</text:p>
          </table:table-cell>
        </table:table-row>
        <table:table-row>
          <table:table-cell table:style-name="Tabella4.A2" office:value-type="string">
            <text:p text:style-name="P15">Le quali</text:p>
          </table:table-cell>
          <table:table-cell table:style-name="Tabella4.B2" office:value-type="string">
            <text:p text:style-name="P10">Vogliono offrire un supporto online adeguato ai propri clienti, e ottimizzare <text:s/>operazioni contrattuali e profitti</text:p>
          </table:table-cell>
        </table:table-row>
        <table:table-row>
          <table:table-cell table:style-name="Tabella4.A2" office:value-type="string">
            <text:p text:style-name="P15">Categoria di prodotto - Nome</text:p>
          </table:table-cell>
          <table:table-cell table:style-name="Tabella4.B3" office:value-type="string">
            <text:p text:style-name="P9">Web Application (+ Stand Alone) – Perfect Places</text:p>
          </table:table-cell>
        </table:table-row>
        <table:table-row>
          <table:table-cell table:style-name="Tabella4.A2" office:value-type="string">
            <text:p text:style-name="P15">Il quale</text:p>
          </table:table-cell>
          <table:table-cell table:style-name="Tabella4.B4" office:value-type="string">
            <text:p text:style-name="P10">Costituisce un prodotto rinnovato e conveniente</text:p>
          </table:table-cell>
        </table:table-row>
        <table:table-row>
          <table:table-cell table:style-name="Tabella4.A2" office:value-type="string">
            <text:p text:style-name="P15">A differenza</text:p>
          </table:table-cell>
          <table:table-cell table:style-name="Tabella4.B5" office:value-type="string">
            <text:p text:style-name="P10">TriViaggio.com</text:p>
          </table:table-cell>
        </table:table-row>
        <table:table-row>
          <table:table-cell table:style-name="Tabella4.A6" office:value-type="string">
            <text:p text:style-name="P16">Il nostro prodotto</text:p>
          </table:table-cell>
          <table:table-cell table:style-name="Tabella4.B6" office:value-type="string">
            <text:p text:style-name="P10">Offre una maggiore convenienza, e una facilità d'uso in materia di intuitività, comunicazione e gestione. Garantisce inoltre estrema affidabilità e controllo ( in termini di sicurezza e correttezza) delle informazioni gestite dal sistema</text:p>
          </table:table-cell>
        </table:table-row>
      </table:table>
      <text:p text:style-name="P12"><text:soft-page-break/></text:p>
      <text:h text:style-name="P44" text:outline-level="9" text:is-list-header="true"><text:span text:style-name="T11">3. <text:s/></text:span>Descrizione Degli <text:bookmark-start text:name="_Toc20715758"/><text:bookmark-start text:name="_Toc512930909"/><text:bookmark-start text:name="_Toc452813581"/><text:bookmark-start text:name="_Toc447960005"/><text:bookmark-start text:name="_Toc436203381"/>Stakeholder<text:bookmark-end text:name="_Toc20715758"/><text:bookmark-end text:name="_Toc512930909"/><text:bookmark-end text:name="_Toc452813581"/><text:bookmark-end text:name="_Toc447960005"/></text:h>
      <text:list xml:id="list4028695265560" text:continue-numbering="true" text:style-name="WWNum1">
        <text:list-item>
          <text:list>
            <text:list-header>
              <text:p text:style-name="P36"><text:span text:style-name="T17"><text:s text:c="5"/>3.1 </text:span><text:span text:style-name="T16">Riassunto Stakeholder</text:span></text:p>
            </text:list-header>
          </text:list>
        </text:list-item>
      </text:list>
      <text:p text:style-name="P13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Standard"><text:span text:style-name="Car._20_predefinito_20_paragrafo"><text:span text:style-name="T3">Nom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Descrizion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Responsabilità</text:span></text:span></text:p>
            </table:table-cell>
          </table:table-row>
        </table:table-header-rows>
        <table:table-row>
          <table:table-cell table:style-name="Tabella5.A1" office:value-type="string">
            <text:p text:style-name="P10">Proprietario</text:p>
            <text:p text:style-name="P10"/>
            <text:p text:style-name="P10">Viaggiatore</text:p>
            <text:p text:style-name="P10"/>
            <text:p text:style-name="P10">Amministratore</text:p>
            <text:p text:style-name="P10"/>
            <text:p text:style-name="P10"/>
            <text:p text:style-name="P10"/>
            <text:p text:style-name="P10">Utente registrato</text:p>
            <text:p text:style-name="P10"/>
            <text:p text:style-name="P10"/>
            <text:p text:style-name="P10"/>
            <text:p text:style-name="P10">Visitatore</text:p>
            <text:p text:style-name="P10"/>
            <text:p text:style-name="P10"/>
            <text:p text:style-name="P10"/>
            <text:p text:style-name="P10">Investitori</text:p>
            <text:p text:style-name="P10"/>
            <text:p text:style-name="P10"/>
            <text:p text:style-name="P10">Committenti</text:p>
            <text:p text:style-name="P10"/>
            <text:p text:style-name="P10"/>
            <text:p text:style-name="P10">Scout</text:p>
            <text:p text:style-name="P10"/>
            <text:p text:style-name="P10"/>
          </table:table-cell>
          <table:table-cell table:style-name="Tabella5.A1" office:value-type="string">
            <text:p text:style-name="P10">Persona interessata a dare in affitto un bene immobile</text:p>
            <text:p text:style-name="P10">Persona interessata ad affittare un bene immobile.</text:p>
            <text:p text:style-name="P10">Persona con privilegi maggiori rispetto ad un utente generico</text:p>
            <text:p text:style-name="P10"/>
            <text:p text:style-name="P10"/>
            <text:p text:style-name="P10">Persona che si è registrata fornendo alcuni dati (nome, cognome,username,password,mail)</text:p>
            <text:p text:style-name="P10"/>
            <text:p text:style-name="P10">Persona esterna, non registrata, quindi non in possesso di un' area privata all'interno del sistema</text:p>
            <text:p text:style-name="P10"/>
            <text:p text:style-name="P10">Figure che finanziano economicamente il progetto</text:p>
            <text:p text:style-name="P10"/>
            <text:p text:style-name="P10">Chi ha richiesto effettivamente il prodotto</text:p>
            <text:p text:style-name="P10"/>
            <text:p text:style-name="P10">Esploratore del sistema, che ne identifica e definisce la proprietà</text:p>
          </table:table-cell>
          <table:table-cell table:style-name="Tabella5.A1" office:value-type="string">
            <text:p text:style-name="P10">E' un utente del sistema ed in quanto tale è interessato ai servizi offerti come affittuario</text:p>
            <text:p text:style-name="P10">E' un utente del sistema ed in quanto tale è interessato ai servizi offerti come inquilino</text:p>
            <text:p text:style-name="P10">Figura interessata alla corretta gestione del sistema, così come alla sua efficacia, garantendo la coerenza e l'aggiornamento dei dati al suo interno.</text:p>
            <text:p text:style-name="P10"/>
            <text:p text:style-name="P10">E' una persona che ha eseguito una procedura di registrazione; è dunque un utente del sistema che è interessato ad usufruire dei potenziali servizi offerti dalla piattaforma</text:p>
            <text:p text:style-name="P10"/>
            <text:p text:style-name="P10">E' una terza parte esterna, interessata al lato puramente informativo (informazioni di carattere generale sul sistema)</text:p>
            <text:p text:style-name="P10"/>
            <text:p text:style-name="P10">Costituiscono la base economica del progetto e sono interessati alla sua riuscita e al suo successo sul mercato</text:p>
            <text:p text:style-name="P10">Coloro che hanno interesse che il prodotto finale rispecchi le esigenze da cui è nata la richiesta</text:p>
            <text:p text:style-name="P10"/>
            <text:p text:style-name="P10">Assicura che il sistema offra obiettivi focalizzati su ogni tipo di utente</text:p>
          </table:table-cell>
        </table:table-row>
      </table:table>
      <text:p text:style-name="P17"/>
      <text:p text:style-name="P38"><text:span text:style-name="Car._20_predefinito_20_paragrafo"><text:span text:style-name="T15"><text:s text:c="4"/>3.2</text:span></text:span><text:span text:style-name="Car._20_predefinito_20_paragrafo"><text:span text:style-name="T14">Ambiente Di Utilizzo</text:span></text:span></text:p>
      <text:p text:style-name="P10">Perfect Places rappresenta un processo di rinnovamento nel campo in cui si inserisce il prodotto; è dunque molto importante che l'ambiente umano in cui esso andrà ad operare acquisisca una consolidata fiducia nel nostro risultato. In questo contesto Perfect Places costituisce una piattaforma di aiuto e di supporto per le imprese o i privati del settore (viaggi). Il valore aggiunto fornito dalla piattaforma in questo caso è descritto da prospettive quali:</text:p>
      <text:p text:style-name="P6">User-comfort: sono state ben definite le regole attraverso le quali l'utente può usufruire del sistema, ogni partecipante in modo del tutto autonomo e pratico, da qualsivoglia postazione dotata di connessione internet (con una qualsiasi tecnologia);</text:p>
      <text:p text:style-name="P6"><text:s/></text:p>
      <text:p text:style-name="P6">Velocità: sono stati sviluppati servizi e componenti che <text:span text:style-name="T1">minimizzano i tempi di risposta</text:span> per migliorare al massimo l'esperienza utente;</text:p>
      <text:p text:style-name="P6"/>
      <text:p text:style-name="P6"><text:soft-page-break/><text:s/>Il sistema in futuro può essere integrato con un circuito di pagamento esterno che permetta di regolamentare i pagamenti a partire dalla piattaforma stessa</text:p>
      <text:p text:style-name="P10"/>
      <text:p text:style-name="P10"/>
      <text:h text:style-name="P42" text:outline-level="9" text:is-list-header="true"><text:bookmark-end text:name="_Toc436203381"/>4. Panoramica Del Prodotto</text:h>
      <text:h text:style-name="P45" text:outline-level="9" text:is-list-header="true"><text:span text:style-name="Car._20_predefinito_20_paragrafo"><text:span text:style-name="T9"><text:s text:c="3"/></text:span></text:span><text:span text:style-name="Car._20_predefinito_20_paragrafo"><text:span text:style-name="T8">4.1 </text:span></text:span><text:bookmark-start text:name="_Toc512930913"/><text:bookmark-start text:name="_Toc452813588"/><text:bookmark-start text:name="_Toc20715763"/><text:span text:style-name="Car._20_predefinito_20_paragrafo"><text:span text:style-name="T7">Needs</text:span></text:span><text:bookmark-end text:name="_Toc512930913"/><text:bookmark-end text:name="_Toc452813588"/><text:span text:style-name="Car._20_predefinito_20_paragrafo"><text:span text:style-name="T7"> &amp; Features</text:span></text:span><text:bookmark-end text:name="_Toc20715763"/></text:h>
      <text:h text:style-name="P34" text:outline-level="2"/>
      <text:h text:style-name="P37" text:outline-level="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9">Need</text:p>
          </table:table-cell>
          <table:table-cell table:style-name="Tabella6.A1" office:value-type="string">
            <text:p text:style-name="P26"><text:span text:style-name="Car._20_predefinito_20_paragrafo"><text:span text:style-name="T4">Priorità</text:span></text:span></text:p>
          </table:table-cell>
          <table:table-cell table:style-name="Tabella6.A1" office:value-type="string">
            <text:p text:style-name="P19">Features</text:p>
          </table:table-cell>
          <table:table-cell table:style-name="Tabella6.A1" office:value-type="string">
            <text:p text:style-name="P19">Rilascio Pianificato</text:p>
          </table:table-cell>
        </table:table-row>
        <table:table-row table:style-name="Tabella6.2">
          <table:table-cell table:style-name="Tabella6.A2" office:value-type="string">
            <text:p text:style-name="P10">L'utente vuole che il sistema gli permetta di inserire una locazione</text:p>
          </table:table-cell>
          <table:table-cell table:style-name="Tabella6.A2" office:value-type="string">
            <text:p text:style-name="P22">ALTA</text:p>
          </table:table-cell>
          <table:table-cell table:style-name="Tabella6.A2" office:value-type="string">
            <text:p text:style-name="P10">Il sistema permetterà ad un qualsiasi utente loggato di poter inserire una propria locazione da affittare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3">
          <table:table-cell table:style-name="Tabella6.A2" office:value-type="string">
            <text:p text:style-name="P10">L'utente vuole che il sistema gli permetta di rimuovere una locazione</text:p>
          </table:table-cell>
          <table:table-cell table:style-name="Tabella6.A2" office:value-type="string">
            <text:p text:style-name="P22">ALTA</text:p>
          </table:table-cell>
          <table:table-cell table:style-name="Tabella6.A2" office:value-type="string">
            <text:p text:style-name="P10">Il sistema permetterà ad un qualsiasi utente loggato di poter rimuovere una propria locazione dal sistema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4">
          <table:table-cell table:style-name="Tabella6.A2" office:value-type="string">
            <text:p text:style-name="P10">L'utente vuole che il sistema gli permetta di visualizzare tutte le locazioni da lui rese disponibili per essere affittate</text:p>
          </table:table-cell>
          <table:table-cell table:style-name="Tabella6.A2" office:value-type="string">
            <text:p text:style-name="P22">ALTA</text:p>
          </table:table-cell>
          <table:table-cell table:style-name="Tabella6.A2" office:value-type="string">
            <text:p text:style-name="P10">Il sistema permetterà ad un qualsiasi utente loggato di poter visualizzare la lista delle locazioni dal lui inserite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5">
          <table:table-cell table:style-name="Tabella6.A2" office:value-type="string">
            <text:p text:style-name="P10"/>
            <text:p text:style-name="P10">L'utente vuole che il sistema gli permetta di poter ricercare le locazioni secondo alcuni parametri di base</text:p>
            <text:p text:style-name="P10">L'utente vuole che il sistema gli permetta di poter ricercare le locazioni in maniera avanzata</text:p>
            <text:p text:style-name="P10"/>
          </table:table-cell>
          <table:table-cell table:style-name="Tabella6.A2" office:value-type="string">
            <text:p text:style-name="P22"/>
            <text:p text:style-name="P22">ALTA</text:p>
            <text:p text:style-name="P22"/>
            <text:p text:style-name="P22"/>
            <text:p text:style-name="P22">MEDIA</text:p>
          </table:table-cell>
          <table:table-cell table:style-name="Tabella6.A2" office:value-type="string">
            <text:p text:style-name="P10"/>
            <text:p text:style-name="P10"/>
            <text:p text:style-name="P10">Il sistema permetterà ad un qualsiasi utente loggato di poter ricercare le locazioni secondo alcuni parametri.</text:p>
          </table:table-cell>
          <table:table-cell table:style-name="Tabella6.A2" office:value-type="string">
            <text:p text:style-name="P19"/>
            <text:p text:style-name="P19"/>
            <text:p text:style-name="P21">–/–</text:p>
          </table:table-cell>
        </table:table-row>
        <table:table-row>
          <table:table-cell table:style-name="Tabella6.A2" office:value-type="string">
            <text:p text:style-name="P10"/>
            <text:p text:style-name="P10">L'utente vuole che il sistema gli permetta di poter scegliere una locazione in base al prezzo dei servizi offerti</text:p>
            <text:p text:style-name="P10"/>
          </table:table-cell>
          <table:table-cell table:style-name="Tabella6.A2" office:value-type="string">
            <text:p text:style-name="P22"/>
            <text:p text:style-name="P22"/>
            <text:p text:style-name="P22">BASSA</text:p>
          </table:table-cell>
          <table:table-cell table:style-name="Tabella6.A2" office:value-type="string">
            <text:p text:style-name="P10"/>
            <text:p text:style-name="P10">Il sistema permetterà all'utente di visualizzare il prezzo per una determinata locazione e per specifici servizi</text:p>
          </table:table-cell>
          <table:table-cell table:style-name="Tabella6.A2" office:value-type="string">
            <text:p text:style-name="P19"/>
            <text:p text:style-name="P19"/>
            <text:p text:style-name="P21">–/–</text:p>
          </table:table-cell>
        </table:table-row>
        <table:table-row table:style-name="Tabella6.7">
          <table:table-cell table:style-name="Tabella6.A2" office:value-type="string">
            <text:p text:style-name="P10"/>
            <text:p text:style-name="P10">L'utente vuole che il sistema gli permetta di poter comunicare tramite scambio di messaggi con un altro utente</text:p>
          </table:table-cell>
          <table:table-cell table:style-name="Tabella6.A2" office:value-type="string">
            <text:p text:style-name="P22"/>
            <text:p text:style-name="P22"/>
            <text:p text:style-name="P22">ALTA</text:p>
          </table:table-cell>
          <table:table-cell table:style-name="Tabella6.A2" office:value-type="string">
            <text:p text:style-name="P10"/>
            <text:p text:style-name="P10">Il sistema permetterà ad un qualsiasi utente loggato di poter comunicare, tramite il suo servizio di posta interno <text:span text:style-name="T1">o un client esterno</text:span>, con un altro utente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ext:soft-page-break/>
        <table:table-row table:style-name="Tabella6.8">
          <table:table-cell table:style-name="Tabella6.A2" office:value-type="string">
            <text:p text:style-name="P10"/>
            <text:p text:style-name="P10">L'utente vuole che il sistema gli permetta di poter visualizzare il proprio profilo e modificarlo</text:p>
            <text:p text:style-name="P10"/>
          </table:table-cell>
          <table:table-cell table:style-name="Tabella6.A2" office:value-type="string">
            <text:p text:style-name="P31"/>
            <text:p text:style-name="P22">ALTA</text:p>
          </table:table-cell>
          <table:table-cell table:style-name="Tabella6.A2" office:value-type="string">
            <text:p text:style-name="P47"/>
            <text:p text:style-name="P10">Il sistema permetterà ad un qualsiasi utente loggato di poter aggiornare o visualizzare il proprio <text:s/>profilo personale</text:p>
          </table:table-cell>
          <table:table-cell table:style-name="Tabella6.A2" office:value-type="string">
            <text:p text:style-name="P32"/>
            <text:p text:style-name="P21">–/–</text:p>
          </table:table-cell>
        </table:table-row>
        <table:table-row>
          <table:table-cell table:style-name="Tabella6.A2" office:value-type="string">
            <text:p text:style-name="P10"/>
            <text:p text:style-name="P10">L'utente vuole che il sistema gli permetta di selezionare la lingua di visualizzazione</text:p>
            <text:p text:style-name="P10"/>
          </table:table-cell>
          <table:table-cell table:style-name="Tabella6.A2" office:value-type="string">
            <text:p text:style-name="P22"/>
            <text:p text:style-name="P22">ALTA</text:p>
          </table:table-cell>
          <table:table-cell table:style-name="Tabella6.A2" office:value-type="string">
            <text:p text:style-name="P10"/>
            <text:p text:style-name="P10">Il sistema permettere di scegliere la lingua di preferenza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10">
          <table:table-cell table:style-name="Tabella6.A2" office:value-type="string">
            <text:p text:style-name="P10"/>
            <text:p text:style-name="P10">L'utente vuole avere a disposizione diverse categorie di locazioni</text:p>
          </table:table-cell>
          <table:table-cell table:style-name="Tabella6.A2" office:value-type="string">
            <text:p text:style-name="P22"/>
            <text:p text:style-name="P22">MEDIA</text:p>
          </table:table-cell>
          <table:table-cell table:style-name="Tabella6.A2" office:value-type="string">
            <text:p text:style-name="P10"/>
            <text:p text:style-name="P10">Il sistema offrirà un insieme di possibili categorie di locazioni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11">
          <table:table-cell table:style-name="Tabella6.A2" office:value-type="string">
            <text:p text:style-name="P10"/>
            <text:p text:style-name="P10"/>
            <text:p text:style-name="P10">L'utente vuole che il sistema gli permetta di effettuare prenotazione</text:p>
            <text:p text:style-name="P10"/>
          </table:table-cell>
          <table:table-cell table:style-name="Tabella6.A2" office:value-type="string">
            <text:p text:style-name="P22"/>
            <text:p text:style-name="P22"/>
            <text:p text:style-name="P22">ALTA</text:p>
          </table:table-cell>
          <table:table-cell table:style-name="Tabella6.A2" office:value-type="string">
            <text:p text:style-name="P10"/>
            <text:p text:style-name="P10"/>
            <text:p text:style-name="P10">Il sistema fornirà un opportuno meccanismo di prenotazione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L'utente vuole che il sistema gli renda disponibile un riepilogo delle prenotazioni effettuate</text:p>
            <text:p text:style-name="P10"/>
          </table:table-cell>
          <table:table-cell table:style-name="Tabella6.A2" office:value-type="string">
            <text:p text:style-name="P22"/>
            <text:p text:style-name="P22">BASSA</text:p>
          </table:table-cell>
          <table:table-cell table:style-name="Tabella6.A2" office:value-type="string">
            <text:p text:style-name="P10"/>
            <text:p text:style-name="P10">Il sistema terrà traccia delle prenotazioni effettuate dall'utente rendendole disponibili a quest'ultimo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L'utente vuole poter effettuare il logout</text:p>
            <text:p text:style-name="P10"/>
          </table:table-cell>
          <table:table-cell table:style-name="Tabella6.A2" office:value-type="string">
            <text:p text:style-name="P22"/>
            <text:p text:style-name="P22">BASSA</text:p>
          </table:table-cell>
          <table:table-cell table:style-name="Tabella6.A2" office:value-type="string">
            <text:p text:style-name="P10"/>
            <text:p text:style-name="P10">Il sistema permetterà ad un qualsiasi utente autenticato nel sistema di potersi de- autenticare dal sistema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L'utente vuole poter gestire le proprie locazioni e affittare locazioni di altri utenti</text:p>
            <text:p text:style-name="P10"/>
          </table:table-cell>
          <table:table-cell table:style-name="Tabella6.A2" office:value-type="string">
            <text:p text:style-name="P22"/>
            <text:p text:style-name="P22">BASSA</text:p>
          </table:table-cell>
          <table:table-cell table:style-name="Tabella6.A2" office:value-type="string">
            <text:p text:style-name="P10"/>
            <text:p text:style-name="P10">Il sistema permetterà ad un qualsiasi utente loggato di poter scegliere tra un area proprietario ed un area viaggiatore secondo le sue esigenze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Un visitatore desidera poter creare un profilo personale all'interno del sistema</text:p>
            <text:p text:style-name="P10"/>
          </table:table-cell>
          <table:table-cell table:style-name="Tabella6.A2" office:value-type="string">
            <text:p text:style-name="P22"/>
            <text:p text:style-name="P22">MEDIA</text:p>
          </table:table-cell>
          <table:table-cell table:style-name="Tabella6.A2" office:value-type="string">
            <text:p text:style-name="P10"/>
            <text:p text:style-name="P10">Il sistema permetterà ad un qualsiasi visitatore di potersi registrare attraverso la pagina principale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L'utente registrato desidera poter effettuare il login</text:p>
            <text:p text:style-name="P10"/>
          </table:table-cell>
          <table:table-cell table:style-name="Tabella6.A2" office:value-type="string">
            <text:p text:style-name="P22"/>
            <text:p text:style-name="P22">MEDIA</text:p>
          </table:table-cell>
          <table:table-cell table:style-name="Tabella6.A2" office:value-type="string">
            <text:p text:style-name="P10"/>
            <text:p text:style-name="P10">Il sistema permetterà ad un qualsiasi utente, precedentemente registrato, di potersi autenticare</text:p>
          </table:table-cell>
          <table:table-cell table:style-name="Tabella6.A2" office:value-type="string">
            <text:p text:style-name="P19"/>
            <text:p text:style-name="P21">–/–</text:p>
          </table:table-cell>
        </table:table-row>
      </table:table>
      <text:p text:style-name="P18"/>
      <text:h text:style-name="P40" text:outline-level="9" text:is-list-header="true"><text:soft-page-break/></text:h>
      <text:h text:style-name="P43" text:outline-level="9" text:is-list-header="true">5. Altri Requisiti Del Prodotto</text:h>
      <text:p text:style-name="P10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9">Requisito</text:p>
          </table:table-cell>
          <table:table-cell table:style-name="Tabella7.A1" office:value-type="string">
            <text:p text:style-name="P26"><text:span text:style-name="Car._20_predefinito_20_paragrafo"><text:span text:style-name="T4">Priorità</text:span></text:span></text:p>
          </table:table-cell>
          <table:table-cell table:style-name="Tabella7.A1" office:value-type="string">
            <text:p text:style-name="P20">Rilascio Pianificato</text:p>
          </table:table-cell>
        </table:table-row>
        <table:table-row>
          <table:table-cell table:style-name="Tabella7.A1" office:value-type="string">
            <text:p text:style-name="P27"/>
            <text:p text:style-name="P27"><text:span text:style-name="Car._20_predefinito_20_paragrafo"><text:span text:style-name="T5">Il sistema raccomanda una versione aggiornata del browser</text:span></text:span></text:p>
            <text:p text:style-name="P28"/>
          </table:table-cell>
          <table:table-cell table:style-name="Tabella7.A1" office:value-type="string">
            <text:p text:style-name="P23"/>
            <text:p text:style-name="P23">MEDIA</text:p>
          </table:table-cell>
          <table:table-cell table:style-name="Tabella7.A1" office:value-type="string">
            <text:p text:style-name="P23"><text:s text:c="19"/></text:p>
            <text:p text:style-name="P24"><text:s text:c="2"/><text:bookmark-start text:name="__DdeLink__922_1288839169"/>–/–<text:bookmark-end text:name="__DdeLink__922_1288839169"/></text:p>
          </table:table-cell>
        </table:table-row>
        <table:table-row table:style-name="Tabella7.3">
          <table:table-cell table:style-name="Tabella7.A3" office:value-type="string">
            <text:p text:style-name="P29"/>
            <text:p text:style-name="P29"/>
            <text:p text:style-name="P27"><text:span text:style-name="Car._20_predefinito_20_paragrafo"><text:span text:style-name="T5">Tempi di risposta massimi del sistema: 3.5 s</text:span></text:span></text:p>
            <text:p text:style-name="P29"/>
          </table:table-cell>
          <table:table-cell table:style-name="Tabella7.A3" office:value-type="string">
            <text:p text:style-name="P23"/>
            <text:p text:style-name="P23">BASSA</text:p>
          </table:table-cell>
          <table:table-cell table:style-name="Tabella7.A3" office:value-type="string">
            <text:p text:style-name="P23"><text:s text:c="19"/></text:p>
            <text:p text:style-name="P24"><text:s text:c="2"/>–/–</text:p>
          </table:table-cell>
        </table:table-row>
        <table:table-row>
          <table:table-cell table:style-name="Tabella7.A3" office:value-type="string">
            <text:p text:style-name="P29"/>
            <text:p text:style-name="P27"><text:span text:style-name="Car._20_predefinito_20_paragrafo"><text:span text:style-name="T5">Prestazioni del sistema stabili fino ad un massimo di 5000 richieste contemporaneamente</text:span></text:span></text:p>
            <text:p text:style-name="P29"/>
          </table:table-cell>
          <table:table-cell table:style-name="Tabella7.A3" office:value-type="string">
            <text:p text:style-name="P23"/>
            <text:p text:style-name="P23">MEDIA</text:p>
          </table:table-cell>
          <table:table-cell table:style-name="Tabella7.A3" office:value-type="string">
            <text:p text:style-name="P23"><text:s text:c="19"/></text:p>
            <text:p text:style-name="P24"><text:s text:c="2"/>–/–</text:p>
          </table:table-cell>
        </table:table-row>
        <table:table-row table:style-name="Tabella7.5">
          <table:table-cell table:style-name="Tabella7.A3" office:value-type="string">
            <text:p text:style-name="P29"/>
            <text:p text:style-name="P29"/>
            <text:p text:style-name="P27"><text:span text:style-name="Car._20_predefinito_20_paragrafo"><text:span text:style-name="T5">GUI semplice ed intuitiva</text:span></text:span></text:p>
            <text:p text:style-name="P29"/>
          </table:table-cell>
          <table:table-cell table:style-name="Tabella7.A3" office:value-type="string">
            <text:p text:style-name="P23"/>
            <text:p text:style-name="P23">ALTA <text:s text:c="7"/></text:p>
          </table:table-cell>
          <table:table-cell table:style-name="Tabella7.A3" office:value-type="string">
            <text:p text:style-name="P23"><text:s text:c="18"/></text:p>
            <text:p text:style-name="P25"><text:s text:c="2"/>–/–</text:p>
          </table:table-cell>
        </table:table-row>
        <table:table-row>
          <table:table-cell table:style-name="Tabella7.A3" office:value-type="string">
            <text:p text:style-name="P28"/>
            <text:p text:style-name="P27"><text:span text:style-name="Car._20_predefinito_20_paragrafo"><text:span text:style-name="T5">Il Sistema </text:span></text:span><text:span text:style-name="Car._20_predefinito_20_paragrafo"><text:span text:style-name="T6">permette la registrazione di almeno 1 milione di utenti</text:span></text:span></text:p>
            <text:p text:style-name="P28"/>
          </table:table-cell>
          <table:table-cell table:style-name="Tabella7.A3" office:value-type="string">
            <text:p text:style-name="P23"/>
            <text:p text:style-name="P23">ALTA</text:p>
          </table:table-cell>
          <table:table-cell table:style-name="Tabella7.A3" office:value-type="string">
            <text:p text:style-name="P23"><text:s text:c="19"/></text:p>
            <text:p text:style-name="P25"><text:s/>–/–</text:p>
          </table:table-cell>
        </table:table-row>
        <table:table-row>
          <table:table-cell table:style-name="Tabella7.A3" office:value-type="string">
            <text:p text:style-name="P29"/>
            <text:p text:style-name="P27"><text:span text:style-name="Car._20_predefinito_20_paragrafo"><text:span text:style-name="T5">Manuale utente accessibile direttamente dalla piattaforma</text:span></text:span></text:p>
            <text:p text:style-name="P29"/>
          </table:table-cell>
          <table:table-cell table:style-name="Tabella7.A3" office:value-type="string">
            <text:p text:style-name="P23"/>
            <text:p text:style-name="P23">BASSA</text:p>
          </table:table-cell>
          <table:table-cell table:style-name="Tabella7.A3" office:value-type="string">
            <text:p text:style-name="P23"><text:s text:c="10"/></text:p>
            <text:p text:style-name="P24"><text:s text:c="2"/>In rilasci futuri</text:p>
          </table:table-cell>
        </table:table-row>
        <table:table-row table:style-name="Tabella7.8">
          <table:table-cell table:style-name="Tabella7.A3" office:value-type="string">
            <text:p text:style-name="P30"/>
            <text:p text:style-name="P30"><text:span text:style-name="T10">Il</text:span> sistema effettua il login in non più di <text:span text:style-name="T10">10 secondi</text:span></text:p>
            <text:p text:style-name="P30"/>
          </table:table-cell>
          <table:table-cell table:style-name="Tabella7.A3" office:value-type="string">
            <text:p text:style-name="P23"/>
            <text:p text:style-name="P23">MEDIA</text:p>
          </table:table-cell>
          <table:table-cell table:style-name="Tabella7.A3" office:value-type="string">
            <text:p text:style-name="P23"><text:s text:c="17"/></text:p>
            <text:p text:style-name="P25"><text:s text:c="2"/>–/–</text:p>
          </table:table-cell>
        </table:table-row>
        <table:table-row>
          <table:table-cell table:style-name="Tabella7.A3" office:value-type="string">
            <text:p text:style-name="P30"/>
            <text:p text:style-name="P30">Funzionalità di sistema realizzate utilizzando il linguaggio Java</text:p>
            <text:p text:style-name="P30"/>
          </table:table-cell>
          <table:table-cell table:style-name="Tabella7.A3" office:value-type="string">
            <text:p text:style-name="P23"/>
            <text:p text:style-name="P23">MEDIA</text:p>
          </table:table-cell>
          <table:table-cell table:style-name="Tabella7.A3" office:value-type="string">
            <text:p text:style-name="P23"><text:s text:c="18"/></text:p>
            <text:p text:style-name="P25"><text:s/>–/–</text:p>
          </table:table-cell>
        </table:table-row>
        <table:table-row>
          <table:table-cell table:style-name="Tabella7.A3" office:value-type="string">
            <text:p text:style-name="P30"/>
            <text:p text:style-name="P30">Il sistema permette di modificare/eliminare una prenotazione fino a 48h dall'inizio del periodo indicato nella stessa</text:p>
            <text:p text:style-name="P30"/>
          </table:table-cell>
          <table:table-cell table:style-name="Tabella7.A3" office:value-type="string">
            <text:p text:style-name="P23"/>
            <text:p text:style-name="P23">BASSA</text:p>
          </table:table-cell>
          <table:table-cell table:style-name="Tabella7.A3" office:value-type="string">
            <text:p text:style-name="P23"><text:s text:c="9"/></text:p>
            <text:p text:style-name="P24"><text:s/>Su richiesta, in rilasci futuri <text:s text:c="9"/></text:p>
          </table:table-cell>
        </table:table-row>
        <table:table-row>
          <table:table-cell table:style-name="Tabella7.A3" office:value-type="string">
            <text:p text:style-name="P30"/>
            <text:p text:style-name="P30">Il sistema permette di modificare i dettagli di una prenotazione fino a 24h dall'inizio del periodo indicato nella stessa</text:p>
            <text:p text:style-name="P30"/>
          </table:table-cell>
          <table:table-cell table:style-name="Tabella7.A3" office:value-type="string">
            <text:p text:style-name="P23"/>
            <text:p text:style-name="P23">BASSA</text:p>
          </table:table-cell>
          <table:table-cell table:style-name="Tabella7.A3" office:value-type="string">
            <text:p text:style-name="P23"><text:s text:c="8"/></text:p>
            <text:p text:style-name="P24"><text:s/>Su richiesta, in rilasci futuri</text:p>
          </table:table-cell>
        </table:table-row>
        <table:table-row>
          <table:table-cell table:style-name="Tabella7.A3" office:value-type="string">
            <text:p text:style-name="P30"/>
            <text:p text:style-name="P30">Il sistema permette di eliminare una locazione fino a 30gg prima dell'inizio di una qualsiasi prenotazione per la stessa</text:p>
            <text:p text:style-name="P30"/>
          </table:table-cell>
          <table:table-cell table:style-name="Tabella7.A3" office:value-type="string">
            <text:p text:style-name="P23"/>
            <text:p text:style-name="P23">BASSA</text:p>
          </table:table-cell>
          <table:table-cell table:style-name="Tabella7.A3" office:value-type="string">
            <text:p text:style-name="P23"><text:s text:c="9"/></text:p>
            <text:p text:style-name="P24">Su richiesta, in rilasci futuri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language="en" fo:country="US" style:language-asian="en" style:country-asian="US" fo:hyphenate="false"/>
    </style:style>
    <style:style style:name="Heading" style:family="paragraph" style:paren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line-height="120%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left="1.27cm" fo:margin-right="0cm" fo:margin-top="0.212cm" fo:margin-bottom="0.106cm" loext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default-outline-level="5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default-outline-level="6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default-outline-level="7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default-outline-level="8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ientro_20_normale" style:display-name="Rientro normale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class="index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Testo_20_nota_20_a_20_piè_20_di_20_pagina" style:display-name="Testo nota a piè di pagina" style:family="paragraph" style:parent-style-name="Standard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/>
    </style:style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Corpo_20_del_20_testo_20_2" style:display-name="Corpo del tes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auto-update="true">
      <style:paragraph-properties fo:margin-top="0cm" fo:margin-bottom="0.212cm" loext:contextual-spacing="false" fo:text-align="justify" style:justify-single-word="false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name-asian="Times" style:font-family-asian="Times" style:font-family-generic-asian="roman" style:font-pitch-asian="variable" style:font-style-asian="italic" style:font-name-complex="Times" style:font-family-complex="Times" style:font-family-generic-complex="roman" style:font-pitch-complex="variable" fo:hyphenate="false"/>
    </style:style>
    <style:style style:name="infoblue" style:family="paragraph" style:parent-style-name="Standard">
      <style:paragraph-properties fo:margin-top="0cm" fo:margin-bottom="0.494cm" loext:contextual-spacing="false" fo:hyphenation-ladder-count="no-limit"/>
      <style:text-properties fo:font-size="12pt" style:font-size-asian="12pt" style:font-size-complex="12pt" fo:hyphenate="false"/>
    </style:style>
    <style:style style:name="Corpo_20_del_20_testo_20_3" style:display-name="Corpo del tes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sto_20_fumetto" style:display-name="Testo fumett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Rimando_20_nota_20_a_20_piè_20_di_20_pagina" style:display-name="Rimando nota a piè di pagina" style:family="text" style:parent-style-name="Car._20_predefinito_20_paragrafo">
      <style:text-properties style:text-position="super 65%" fo:font-size="10pt" style:font-size-asian="10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30LVL1" style:display-name="WW_CharLFO30LVL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imando_20_nota_20_a_20_piè_20_di_20_pagina" text:citation-body-style-name="Rimando_20_nota_20_a_20_piè_20_di_20_pagina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6.859cm" fo:margin-left="-0.203cm" table:align="left"/>
    </style:style>
    <style:style style:name="Tabella1.A" style:family="table-column">
      <style:table-column-properties style:column-width="11.252cm"/>
    </style:style>
    <style:style style:name="Tabella1.B" style:family="table-column">
      <style:table-column-properties style:column-width="5.607cm"/>
    </style:style>
    <style:style style:name="Tabella1.A1" style:family="table-cell">
      <style:table-cell-properties fo:padding-left="0.203cm" fo:padding-right="0.191cm" fo:padding-top="0cm" fo:padding-bottom="0cm" fo:border="0.75pt solid #00000a" style:writing-mode="lr-tb"/>
    </style:style>
    <style:style style:name="Tabella2" style:family="table">
      <style:table-properties style:width="16.73cm" fo:margin-left="-0.203cm" table:align="left"/>
    </style:style>
    <style:style style:name="Tabella2.A" style:family="table-column">
      <style:table-column-properties style:column-width="5.576cm"/>
    </style:style>
    <style:style style:name="Tabella2.B" style:family="table-column">
      <style:table-column-properties style:column-width="5.577cm"/>
    </style:style>
    <style:style style:name="Tabella2.A1" style:family="table-cell">
      <style:table-cell-properties fo:padding-left="0.203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0f04bc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Standard">Perfect Places</text:p>
            </table:table-cell>
            <table:table-cell table:style-name="Tabella1.A1" office:value-type="string">
              <text:p text:style-name="MP1"/>
            </table:table-cell>
          </table:table-row>
          <table:table-row>
            <table:table-cell table:style-name="Tabella1.A1" office:value-type="string">
              <text:p text:style-name="Standard"><text:title>Vision</text:title></text:p>
            </table:table-cell>
            <table:table-cell table:style-name="Tabella1.A1" office:value-type="string">
              <text:p text:style-name="Standard"><text:s text:c="2"/>Date: <text:s/>&lt;15/04/2016&gt;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 table:number-columns-repeated="2"/>
          <table:table-row>
            <table:table-cell table:style-name="Tabella2.A1" office:value-type="string">
              <text:p text:style-name="MP2">Confidential</text:p>
            </table:table-cell>
            <table:table-cell table:style-name="Tabella2.A1" office:value-type="string">
              <text:p text:style-name="MP3"><text:span text:style-name="MT1">MAG</text:span>Company 2017</text:p>
            </table:table-cell>
            <table:table-cell table:style-name="Tabella2.A1" office:value-type="string">
              <text:p text:style-name="MP4">Page <text:span text:style-name="Numero_20_pagina"><text:page-number text:select-page="current">0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Vision</dc:title>
    <dc:subject>&lt;Project Name&gt;</dc:subject>
    <meta:initial-creator>Teresa</meta:initial-creator>
    <meta:creation-date>2015-10-05T08:16:00Z</meta:creation-date>
    <dc:date>2017-02-05T00:40:28.501103522</dc:date>
    <meta:print-date>2017-02-04T17:45:00Z</meta:print-date>
    <meta:editing-cycles>15</meta:editing-cycles>
    <meta:editing-duration>PT2H47M53S</meta:editing-duration>
    <meta:document-statistic meta:table-count="7" meta:image-count="0" meta:object-count="0" meta:page-count="5" meta:paragraph-count="186" meta:word-count="1416" meta:character-count="9649" meta:non-whitespace-character-count="8178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